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" svg:font-family="'Lato Light'" style:font-pitch="variable"/>
    <style:font-face style:name="Lato Light1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atin Modern Roman" fo:language="en" fo:country="US" loext:shadow="none"/>
    </style:style>
    <style:style style:name="P2" style:family="paragraph" style:parent-style-name="Quotations">
      <style:text-properties style:font-name="Samanata" fo:language="en" fo:country="US" style:font-name-complex="Samanata" loext:shadow="none"/>
    </style:style>
    <style:style style:name="P3" style:family="paragraph" style:parent-style-name="Quotations">
      <style:paragraph-properties>
        <style:tab-stops>
          <style:tab-stop style:position="7.11cm"/>
          <style:tab-stop style:position="11.509cm"/>
        </style:tab-stops>
      </style:paragraph-properties>
      <style:text-properties style:font-name="Samanata" fo:language="en" fo:country="US" style:font-name-complex="Samanata" loext:shadow="none"/>
    </style:style>
    <style:style style:name="P4" style:family="paragraph" style:parent-style-name="Standard">
      <style:text-properties style:font-name="Latin Modern Roman" fo:language="en" fo:country="US" officeooo:rsid="0022ef6b" officeooo:paragraph-rsid="0022ef6b" style:font-name-complex="Latin Modern Roman" loext:shadow="none"/>
    </style:style>
    <style:style style:name="P5" style:family="paragraph" style:parent-style-name="Standard">
      <style:paragraph-properties fo:margin-top="0.3cm" fo:margin-bottom="0cm" loext:contextual-spacing="false"/>
      <style:text-properties style:font-name="Latin Modern Roman" fo:language="en" fo:country="US" officeooo:rsid="0022ef6b" officeooo:paragraph-rsid="0022ef6b" style:font-name-complex="Latin Modern Roman" loext:shadow="none"/>
    </style:style>
    <style:style style:name="P6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6b88f" style:font-name-complex="Latin Modern Roman" loext:shadow="none"/>
    </style:style>
    <style:style style:name="P7" style:family="paragraph" style:parent-style-name="Standard" style:master-page-name="">
      <style:paragraph-properties fo:margin-top="0cm" fo:margin-bottom="0.3cm" loext:contextual-spacing="false" style:page-number="auto"/>
      <style:text-properties style:font-name="Latin Modern Roman" fo:language="en" fo:country="US" officeooo:rsid="002212c5" officeooo:paragraph-rsid="002212c5" loext:shadow="none"/>
    </style:style>
    <style:style style:name="P8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fo:language="en" fo:country="US" officeooo:rsid="0022ef6b" officeooo:paragraph-rsid="0022ef6b" style:font-name-complex="Latin Modern Roman" loext:shadow="none"/>
    </style:style>
    <style:style style:name="P9" style:family="paragraph" style:parent-style-name="Standard" style:list-style-name="L2">
      <loext:graphic-properties draw:fill="none"/>
      <style:paragraph-properties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6b88f" style:font-name-complex="Latin Modern Roman" loext:shadow="none"/>
    </style:style>
    <style:style style:name="P10" style:family="paragraph" style:parent-style-name="Standard">
      <style:paragraph-properties>
        <style:tab-stops>
          <style:tab-stop style:position="7.325cm"/>
        </style:tab-stops>
      </style:paragraph-properties>
      <style:text-properties style:font-name="Lato Light" fo:font-size="10pt" fo:language="en" fo:country="US" officeooo:rsid="0023b5e6" officeooo:paragraph-rsid="00286399" style:font-size-asian="10pt" style:font-name-complex="Latin Modern Roman" style:font-size-complex="10pt" loext:shadow="none"/>
    </style:style>
    <style:style style:name="P11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6b88f" style:font-name-complex="Latin Modern Roman" loext:shadow="none"/>
    </style:style>
    <style:style style:name="P12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officeooo:rsid="0023b5e6" officeooo:paragraph-rsid="00286399" style:font-name-complex="Latin Modern Roman"/>
    </style:style>
    <style:style style:name="T1" style:family="text">
      <style:text-properties fo:color="#ce181e"/>
    </style:style>
    <style:style style:name="T2" style:family="text">
      <style:text-properties fo:color="#ce181e" style:font-name-complex="Samanata"/>
    </style:style>
    <style:style style:name="T3" style:family="text">
      <style:text-properties fo:color="#ce181e" fo:font-style="italic" style:font-style-asian="italic" style:font-style-complex="italic"/>
    </style:style>
    <style:style style:name="T4" style:family="text">
      <style:text-properties fo:color="#ce181e" officeooo:rsid="002822e0"/>
    </style:style>
    <style:style style:name="T5" style:family="text">
      <style:text-properties style:font-name-complex="Samanata"/>
    </style:style>
    <style:style style:name="T6" style:family="text">
      <style:text-properties officeooo:rsid="0024d32b"/>
    </style:style>
    <style:style style:name="T7" style:family="text">
      <style:text-properties officeooo:rsid="0026b88f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9pt" fo:font-style="normal" style:font-size-asian="9pt" style:font-style-asian="normal" style:font-size-complex="9pt" style:font-style-complex="normal"/>
    </style:style>
    <style:style style:name="T10" style:family="text">
      <style:text-properties fo:font-size="8pt" fo:font-style="normal" style:font-size-asian="8pt" style:font-style-asian="normal" style:font-size-complex="8pt" style:font-style-complex="normal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1 – Sutka 1:<text:span text:style-name="T6">1</text:span></text:p>
      <text:p text:style-name="P3">अग्निमीळे पुरोहितं यज्ञस्य देवं रत्वीजम <text:tab/>| होतारं रत्नधातमम <text:tab/>|| १ ||<text:line-break/>अग्निः पूर्वेभिर्र्षिभिरीड्यो नूतनैरुत <text:tab/>| स देवानेह वक्षति <text:tab/>|| २ ||<text:line-break/>अग्निना रयिमश्नवत पोषमेव दिवे-दिवे <text:tab/>| यशसं वीरवत्तमम <text:tab/>|| ३ ||<text:line-break/>अग्ने यं यज्ञमध्वरं विश्वतः परिभूरसि <text:tab/>| स इद्देवेषु गछति <text:tab/>|| ४ ||<text:line-break/>अग्निर्होता कविक्रतुः <text:span text:style-name="T1">सत्य</text:span>श्चित्रश्रवस्तमः <text:tab/>| देवो देवेभिरा गमत <text:tab/>|| ५ ||<text:line-break/>यदङग दाशुषे तवमग्ने भद्रं करिष्यसि <text:tab/>| तवेत तत सत्यमङगिरः <text:tab/>|| ६ ||<text:line-break/>उप तवाग्ने दिवे-दिवे दोषावस्तर्धिया वयम <text:tab/>| नमो भरन्त एमसि <text:tab/>|| ७ ||<text:line-break/>राजन्तमध्वराणां गोपां रतस्य दीदिविम <text:tab/>| वर्धमानंस्वे दमे <text:tab/>|| ८ ||<text:line-break/>स नः पितेव सूनवे.अग्ने सूपायनो भव <text:tab/>| सचस्वा नः सवस्तये <text:tab/>|| ९ ||</text:p>
      <text:p text:style-name="P7">Padapatha for sloka 5:</text:p>
      <text:p text:style-name="P2">अग्निः | होता | कवि-क्रतुः | <text:span text:style-name="T1">सत्यः</text:span> | चित्रश्रवः-तमः | देवः | देवेभिः | आ | गमत्</text:p>
      <text:p text:style-name="P4">Interpretation: <text:span text:style-name="T2">सत्यः</text:span> is an attribute of <text:span text:style-name="T5">अग्नि</text:span> → “Agni [the] <text:span text:style-name="T1">satyaḥ</text:span>”</text:p>
      <text:p text:style-name="P5">Compatibility with the ideas of :</text:p>
      <text:list xml:id="list1919276260" text:style-name="L1">
        <text:list-item>
          <text:p text:style-name="P8">Truth / real / <text:span text:style-name="T7">truthfulness</text:span> : <text:tab/>Yes → “Agni [the] <text:span text:style-name="T4">truthful</text:span>”</text:p>
        </text:list-item>
        <text:list-item>
          <text:p text:style-name="P8">Trust / Trustworthiness : <text:tab/>Yes → “Agni [the] <text:span text:style-name="T1">trustworthy</text:span>”</text:p>
        </text:list-item>
        <text:list-item>
          <text:p text:style-name="P8">Weight / importance / Significance : <text:tab/>Yes → “Agni [the] <text:span text:style-name="T1">heavyweight</text:span>”</text:p>
        </text:list-item>
      </text:list>
      <text:p text:style-name="P6">Translations:</text:p>
      <text:list xml:id="list601647456" text:style-name="L2">
        <text:list-item>
          <text:p text:style-name="P11"><text:span text:style-name="T8">May Agni, sapient-minded Priest, </text:span><text:span text:style-name="T3">truthful</text:span><text:span text:style-name="T8">, most gloriously great, The God, come hither with the</text:span><text:span text:style-name="T11"> Gods</text:span><text:span text:style-name="T9">. Ralph T. H. Griffith, [1896]</text:span></text:p>
        </text:list-item>
        <text:list-item>
          <text:p text:style-name="P9"><text:span text:style-name="T8">Agni, the Hotar with a poet’s purpose, the </text:span><text:span text:style-name="T3">real one</text:span><text:span text:style-name="T8"> possessing the brightest fame, will come as a god with the gods. </text:span><text:span text:style-name="T10">S. W. Jamison / J. P. Brereton [2014]</text:span></text:p>
        </text:list-item>
      </text:list>
      <text:p text:style-name="P12">Cheat-sheet:</text:p>
      <text:p text:style-name="P10"><text:span text:style-name="T12">1. Agni do I invoke—the one placed to the fore, god and priest of the sacrifice, the Hotar, most richly conferring treasure.</text:span></text:p>
      <text:p text:style-name="P10"><text:span text:style-name="T12">2. Agni, to be invoked by ancient sages and by the present ones—he will carry the gods here to this place.</text:span></text:p>
      <text:p text:style-name="P10"><text:span text:style-name="T12">3. By Agni one will obtain wealth and prosperity every day, glorious and richest in heroes.</text:span></text:p>
      <text:p text:style-name="P10"><text:span text:style-name="T12">4. O Agni, the sacrifice and rite that you surround on every side—it alone goes among the gods.</text:span></text:p>
      <text:p text:style-name="P10"><text:span text:style-name="T12">5. Agni, the Hotar with a poet’s purpose, the real one possessing the brightest fame, will come as a god with the gods.</text:span></text:p>
      <text:p text:style-name="P10"><text:span text:style-name="T12">6. When truly you will do good for the pious man, o Agni, just that of yours is real, o Aṅgiras.</text:span></text:p>
      <text:p text:style-name="P10"><text:span text:style-name="T12">7. We approach you, o Agni, illuminator in the evening, every day with our insight, bringing homage—</text:span></text:p>
      <text:p text:style-name="P10"><text:span text:style-name="T12">8. (You), ruling over the rites, the shining herdsman of the truth, growing strong in your own home.</text:span></text:p>
      <text:p text:style-name="P10"><text:span text:style-name="T12">9. Like a father for a son, be of easy approach for us, o Agni. Accompany us for our well-being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" svg:font-family="'Lato Light'" style:font-pitch="variable"/>
    <style:font-face style:name="Lato Light1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/>
      <style:text-properties style:font-name="Lato Light1" fo:font-family="'Lato Light'" style:font-style-name="Bold" style:font-pitch="variable" fo:font-size="1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7:27.068349999</meta:creation-date>
    <meta:generator>LibreOffice/6.0.6.2$Linux_X86_64 LibreOffice_project/00m0$Build-2</meta:generator>
    <dc:date>2018-12-08T13:27:08.911161497</dc:date>
    <meta:editing-duration>PT16M41S</meta:editing-duration>
    <meta:editing-cycles>5</meta:editing-cycles>
    <meta:document-statistic meta:table-count="0" meta:image-count="0" meta:object-count="0" meta:page-count="1" meta:paragraph-count="22" meta:word-count="409" meta:character-count="2013" meta:non-whitespace-character-count="1612"/>
  </office:meta>
</office:document-meta>
</file>